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tyle="italic" fo:font-weight="bold" style:font-style-asian="italic" style:font-weight-asian="bold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Heading_20_1" style:master-page-name="Standard">
      <style:paragraph-properties style:page-number="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n40ta6a56rs5"/>Polkadot SSO POC</text:p>
      <text:p text:style-name="Standard"/>
      <text:p text:style-name="Standard"><text:span text:style-name="T1">9 Feb 2025</text:span></text:p>
      <text:p text:style-name="Standard"/>
      <text:p text:style-name="Standard"><text:span text:style-name="T2">Inspiration:</text:span></text:p>
      <text:p text:style-name="Standard"><text:a xlink:type="simple" xlink:href="https://forum.parity.io/t/brainstorming-ideas-for-polkadot/2370/6" text:style-name="ListLabel_20_37" text:visited-style-name="ListLabel_20_37"><text:span text:style-name="T3">https://forum.parity.io/t/brainstorming-ideas-for-polkadot/2370/6</text:span></text:a> </text:p>
      <text:p text:style-name="Standard"/>
      <text:p text:style-name="Standard"><text:span text:style-name="T2">Core Functionality:</text:span></text:p>
      <text:list xml:id="list701355119" text:style-name="WWNum3">
        <text:list-item>
          <text:p text:style-name="P1">A Single Sign-On service that allows users to authenticate using their Polkadot wallet instead of username/password</text:p>
        </text:list-item>
        <text:list-item>
          <text:p text:style-name="P1">Users can sign in once and receive a JWT token that could be used across multiple applications</text:p>
        </text:list-item>
        <text:list-item>
          <text:p text:style-name="P1">Uses challenge-response authentication: the service creates a unique message, the user signs it with their wallet, and the service verifies the signature</text:p>
        </text:list-item>
      </text:list>
      <text:p text:style-name="P5"/>
      <text:p text:style-name="Standard"><text:span text:style-name="T2">Key Components:</text:span></text:p>
      <text:list xml:id="list3634333910" text:style-name="WWNum1">
        <text:list-item>
          <text:p text:style-name="P2">SSO Service (sso-service.js)</text:p>
          <text:list>
            <text:list-item>
              <text:p text:style-name="P7">Handles wallet connection requests</text:p>
            </text:list-item>
            <text:list-item>
              <text:p text:style-name="P7">Generates secure challenges</text:p>
            </text:list-item>
            <text:list-item>
              <text:p text:style-name="P7">Verifies signatures</text:p>
            </text:list-item>
            <text:list-item>
              <text:p text:style-name="P7">Issues JWT tokens</text:p>
            </text:list-item>
            <text:list-item>
              <text:p text:style-name="P7">Manages sessions in SQLite</text:p>
            </text:list-item>
          </text:list>
        </text:list-item>
        <text:list-item>
          <text:p text:style-name="P2">Client Integration (demo-app.js)</text:p>
          <text:list>
            <text:list-item>
              <text:p text:style-name="P7">Shows how other applications can integrate with the SSO service</text:p>
            </text:list-item>
            <text:list-item>
              <text:p text:style-name="P7">Demonstrates the login flow</text:p>
            </text:list-item>
            <text:list-item>
              <text:p text:style-name="P7">Handles token reception</text:p>
            </text:list-item>
          </text:list>
        </text:list-item>
        <text:list-item>
          <text:p text:style-name="P2">Frontend Logic (public/)</text:p>
          <text:list>
            <text:list-item>
              <text:p text:style-name="P7">login.js: Handles wallet connection and account selection</text:p>
            </text:list-item>
            <text:list-item>
              <text:p text:style-name="P7"><text:soft-page-break/>challenge.js: Manages message signing with the wallet</text:p>
            </text:list-item>
          </text:list>
        </text:list-item>
      </text:list>
      <text:p text:style-name="P8"/>
      <text:p text:style-name="Standard"><text:span text:style-name="T2">Security Features:</text:span></text:p>
      <text:list xml:id="list3249749408" text:style-name="WWNum2">
        <text:list-item>
          <text:p text:style-name="P3">Challenge expiration (5 minutes)</text:p>
        </text:list-item>
        <text:list-item>
          <text:p text:style-name="P3">Rate limiting on authentication endpoints</text:p>
        </text:list-item>
        <text:list-item>
          <text:p text:style-name="P3">Content Security Policy implementation</text:p>
        </text:list-item>
        <text:list-item>
          <text:p text:style-name="P3">Secure session storage</text:p>
        </text:list-item>
        <text:list-item>
          <text:p text:style-name="P3">SQL injection prevention</text:p>
        </text:list-item>
        <text:list-item>
          <text:p text:style-name="P3">Token expiration and proper signing</text:p>
        </text:list-item>
      </text:list>
      <text:p text:style-name="P6"/>
      <text:p text:style-name="Standard"><text:span text:style-name="T2">Database Schema:</text:span></text:p>
      <text:p text:style-name="Standard"><text:span text:style-name="T4">challenges:</text:span></text:p>
      <text:p text:style-name="Standard"><text:s text:c="2"/>- id (TEXT PRIMARY KEY)</text:p>
      <text:p text:style-name="Standard"><text:s text:c="2"/>- message (TEXT)</text:p>
      <text:p text:style-name="Standard"><text:s text:c="2"/>- client_id (TEXT)</text:p>
      <text:p text:style-name="Standard"><text:s text:c="2"/>- created_at (INTEGER)</text:p>
      <text:p text:style-name="Standard"><text:s text:c="2"/>- expires_at (INTEGER)</text:p>
      <text:p text:style-name="Standard"><text:s text:c="2"/>- nonce (TEXT)</text:p>
      <text:p text:style-name="Standard"><text:s text:c="2"/>- used (BOOLEAN)</text:p>
      <text:p text:style-name="Standard"/>
      <text:p text:style-name="Standard"><text:span text:style-name="T4">sessions:</text:span></text:p>
      <text:p text:style-name="Standard"><text:s text:c="2"/>- address (TEXT PRIMARY KEY)</text:p>
      <text:p text:style-name="Standard"><text:s text:c="2"/>- token (TEXT)</text:p>
      <text:p text:style-name="Standard"><text:s text:c="2"/>- created_at (INTEGER)</text:p>
      <text:p text:style-name="Standard"><text:s text:c="2"/>- expires_at (INTEGER)</text:p>
      <text:p text:style-name="Standard"/>
      <text:p text:style-name="Standard"><text:soft-page-break/><text:span text:style-name="T2">Authentication Flow:</text:span></text:p>
      <text:list xml:id="list3950258969" text:style-name="WWNum4">
        <text:list-item>
          <text:p text:style-name="P4">App redirects to SSO service</text:p>
        </text:list-item>
        <text:list-item>
          <text:p text:style-name="P4">User connects their Polkadot wallet</text:p>
        </text:list-item>
        <text:list-item>
          <text:p text:style-name="P4">Service generates a challenge message</text:p>
        </text:list-item>
        <text:list-item>
          <text:p text:style-name="P4">User signs the message with their wallet</text:p>
        </text:list-item>
        <text:list-item>
          <text:p text:style-name="P4">Service verifies the signature</text:p>
        </text:list-item>
        <text:list-item>
          <text:p text:style-name="P4">JWT token is issued and user is redirected back to the app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0" meta:word-count="258" meta:character-count="1697" meta:non-whitespace-character-count="1494"/>
    <meta:generator>LibreOfficeDev/6.0.5.2$Linux_X86_64 LibreOffice_project/</meta:generator>
  </office:meta>
</office:document-meta>
</file>